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Li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toArray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remove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se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Las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remo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remove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Firs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listIterato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LinkedList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All( int var0 , java . util . 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add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nkedList.last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